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2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innie D. Lou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24, 1893</text:p>
      <text:p text:style-name="P5">Month<text:tab/><text:tab/><text:tab/><text:tab/><text:tab/><text:tab/>Octo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3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66 West 56th Street,/</text:p>
      <text:p text:style-name="P3">New York./</text:p>
      <text:p text:style-name="P3">October 24, 1893./</text:p>
      <text:p text:style-name="P2">Rev. Dr. S. Morais,/</text:p>
      <text:p text:style-name="P2">Dear Doctor:-/</text:p>
      <text:p text:style-name="P2"><text:tab/>Your letter/ addressed to Mr. Philip Cowen,/ (which he generously sent to/ me,) so laudatory of my in-/significant efforts, indeed/ overwhelmed me for the mo-/ment with pride and thank-/fulness. <text:s/>That they should/ elicit commendation from a/ mind so discerning, and a/ soul so pure and unworldly/ as you have the rare happi-/ness to possess, gave me/</text:p>
      <text:p text:style-name="P2"/>
      <text:p text:style-name="P2">[Page 2]</text:p>
      <text:p text:style-name="P2">more satisfaction than any/ praise I have ever received./ <text:s/>But dear Doctor, I fear the/ inherent glow of your Southern/ imagination has invested me/ with a higher coloring of worth/ than our searching <text:soft-page-break/>Northern/ light might justify; neverthe-/less, I accept your tribute/ with all the humility of an/ aspiring soul conscious of/ the still long distance from/ the goal./</text:p>
      <text:p text:style-name="P2"><text:tab/>Having met you in my child-/hood at Mrs. Charles Levy's/ boarding-house in this city, shortly/ after your arrival here, I have/ a distinct recollection of your/ appearance at that time./ <text:s/>You wore a close-cut beard/</text:p>
      <text:p text:style-name="P2"/>
      <text:p text:style-name="P2">[Page 3]</text:p>
      <text:p text:style-name="P2">and a velvet or plush cap, with your coat/ always buttoned up rather close to the throat./ <text:s/>You often passed your hand under my chin,/ and would say--"Just like velvet." <text:s/>Despite/ your uncertain English, your gentle voice and/ manner attracted me as well as my seniors./ <text:s/>You gave me then, a little Hebrew book published/ in 1844, with my name, M. Dessau, written in/ it by you; and according to my recollection, you/ said it was a book of "Bridal Songs." <text:s/>I have just/ taken it from my book-shelf to look at it. <text:s/>These/ things have kept the name of Dr Morais ever/ fresh in my memory, and it was with a thrill/ of pleasure that I met you here at the organiza-/tion of the "Jewish Historical Society;" though/ we both had journeyed so far as Time's road,/ that our garb of youth was unrecognizable to each/ other. <text:s/>But as often as I see your esteemed name/ in our contemporary journals, the delight is ever/ present that I have known you. <text:s/>And the hope is/ also present that I may meet you again, and thank,/ you in person for your kind words about me./ <text:s/>And I thank the Giver of all good that He has/ blessed our sphere with your own cultivated in-/tellect and holy life,--a beacon to guide the Steps/ of the righteous as well as the wayward./</text:p>
      <text:p text:style-name="P2"><text:tab/>Yours reverently and cordially,/ (Mrs. A. H.) Minnie D. Lou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5:27:05.50</meta:creation-date>
    <meta:document-statistic meta:table-count="0" meta:image-count="0" meta:object-count="0" meta:page-count="3" meta:paragraph-count="73" meta:word-count="578" meta:character-count="3613"/>
    <dc:date>2011-12-15T15:39:03.73</dc:date>
    <dc:creator>Penn Libraries</dc:creator>
    <meta:editing-duration>PT00H11M58S</meta:editing-duration>
    <meta:editing-cycles>1</meta:editing-cycles>
    <meta:generator>OpenOffice.org/3.2$Win32 OpenOffice.org_project/320m12$Build-9483</meta:generator>
  </office:meta>
</office:document-meta>
</file>